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041d29" officeooo:paragraph-rsid="00041d29"/>
    </style:style>
    <style:style style:name="P2" style:family="paragraph" style:parent-style-name="Text_20_body">
      <style:paragraph-properties fo:line-height="200%"/>
      <style:text-properties officeooo:rsid="00041d29" officeooo:paragraph-rsid="00041d29" loext:padding="0in" loext:border="none"/>
    </style:style>
    <style:style style:name="P3" style:family="paragraph" style:parent-style-name="Text_20_body">
      <style:paragraph-properties fo:margin-left="0in" fo:margin-right="0in" fo:margin-top="0in" fo:margin-bottom="0in" loext:contextual-spacing="false" fo:line-height="200%" fo:text-indent="0in" style:auto-text-indent="false" fo:padding="0in" fo:border="none"/>
      <style:text-properties loext:padding="0in" loext:border="none"/>
    </style:style>
    <style:style style:name="P4" style:family="paragraph" style:parent-style-name="Text_20_body">
      <style:paragraph-properties fo:margin-left="0in" fo:margin-right="0in" fo:margin-top="0in" fo:margin-bottom="0in" loext:contextual-spacing="false" fo:line-height="200%" fo:text-indent="0in" style:auto-text-indent="false" fo:padding="0in" fo:border="none"/>
    </style:style>
    <style:style style:name="P5" style:family="paragraph" style:parent-style-name="Text_20_body">
      <style:paragraph-properties fo:margin-left="0in" fo:margin-right="0in" fo:margin-top="0in" fo:margin-bottom="0in" loext:contextual-spacing="false" fo:line-height="200%" fo:text-align="center" style:justify-single-word="false" fo:text-indent="0in" style:auto-text-indent="false" fo:padding="0in" fo:border="none"/>
      <style:text-properties fo:language="en" fo:country="US" officeooo:rsid="00041d29" officeooo:paragraph-rsid="00041d29" loext:padding="0in" loext:border="none"/>
    </style:style>
    <style:style style:name="T1" style:family="text">
      <style:text-properties fo:language="en" fo:country="US"/>
    </style:style>
    <style:style style:name="T2" style:family="text">
      <style:text-properties fo:language="en" fo:country="US" loext:padding="0in" loext:border="none"/>
    </style:style>
    <style:style style:name="T3" style:family="text">
      <style:text-properties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ayleen Lemon</text:span> </text:p>
      <text:p text:style-name="P3"><text:span text:style-name="T1">Professor. Bravos</text:span> </text:p>
      <text:p text:style-name="P3"><text:span text:style-name="T1">Linux Programming Environment</text:span> </text:p>
      <text:p text:style-name="P3"><text:span text:style-name="T1">15 September 2022</text:span> </text:p>
      <text:p text:style-name="P5">Ubuntu &amp; Linux Mint</text:p>
      <text:p text:style-name="P4"><text:span text:style-name="T2"><text:tab/>The </text:span><text:a xlink:type="simple" xlink:href="https://ubuntu.com/community/mission" office:target-frame-name="_blank" xlink:show="new" text:style-name="Internet_20_link" text:visited-style-name="Visited_20_Internet_20_Link">mission</text:a><text:span text:style-name="T3"> </text:span><text:span text:style-name="T2">for Ubuntu is both social and economic. First, we deliver the world’s free software, freely, to everybody on the same terms. Whether you are a student in India or a global bank, you can download and use Ubuntu free of charge. Second, we aim to cut the cost of professional services - support, management, maintenance, operations - for people who use Ubuntu at scale, through a portfolio of services provided by Canonical which ultimately fund the improvement of the platform. Ubuntu today has </text:span><text:a xlink:type="simple" xlink:href="https://wiki.ubuntu.com/UbuntuFlavors" office:target-frame-name="_blank" xlink:show="new" text:style-name="Internet_20_link" text:visited-style-name="Visited_20_Internet_20_Link">many flavours</text:a><text:span text:style-name="T3"> </text:span><text:span text:style-name="T2">and </text:span><text:a xlink:type="simple" xlink:href="https://wiki.ubuntu.com/DerivativeTeam/Derivatives" office:target-frame-name="_blank" xlink:show="new" text:style-name="Internet_20_link" text:visited-style-name="Visited_20_Internet_20_Link">dozens of specialised derivatives</text:a><text:span text:style-name="T2">. There are also special editions for servers, OpenStack clouds, and connected devices. All editions share common infrastructure and software, making Ubuntu a unique single platform that scales from consumer electronics to the desktop and up into the cloud for enterprise computing. The Ubuntu desktop is by far the world’s most widely used Linux workstation platform, powering the work of engineers across the globe. Ubuntu Core sets the standard for tiny, transactional operating systems for highly secure connected devices. Ubuntu Server is the reference operating system for the OpenStack project, and a hugely popular guest OS on AWS, Azure and Google Cloud. Ubuntu is pre-installed on computers from Dell, HP, Asus, Lenovo and other global vendors. We hope Ubuntu will bring something wonderful to your computing — and we hope that you’ll join us in helping to shape and build the future of free software together. </text:span><text:span text:style-name="T3"> </text:span></text:p>
      <text:p text:style-name="P3"><text:span text:style-name="T1">Linux Mint is one of the most popular desktop Linux distributions and used by millions of people. </text:span> </text:p>
      <text:p text:style-name="P3"><text:span text:style-name="T1">It is one of the best alternatives to Microsoft Windows and Apple MacOS. </text:span> </text:p>
      <text:p text:style-name="P3"><text:span text:style-name="T1">Purpose </text:span> </text:p>
      <text:p text:style-name="P3"><text:soft-page-break/><text:span text:style-name="T1">The purpose of Linux Mint is to produce a modern, elegant and comfortable operating system which is both powerful and easy to use. Some of the reasons for the success of Linux Mint are, It works out of the box, with full multimedia support and is extremely easy to use. It is both free of cost and open source. It is community driven. Users are encouraged to send feedback to the project so that their ideas can be used to improve Linux Mint. Based on Debian and Ubuntu, it provides about 30,000 packages and is one of the best software managers. It is safe and reliable. Thanks to a conservative approach to software updates, a unique Update Manager, and the robustness of its Linux architecture, Linux Mint requires very little maintenance (no regressions, no antivirus, no anti-spyware...etc.). </text:span> </text:p>
      <text:p text:style-name="P3">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5T18:50:15.346154280</meta:creation-date>
    <dc:date>2022-09-15T18:58:08.275047266</dc:date>
    <meta:editing-duration>PT7M53S</meta:editing-duration>
    <meta:editing-cycles>1</meta:editing-cycles>
    <meta:generator>LibreOffice/6.4.6.2$Linux_X86_64 LibreOffice_project/40$Build-2</meta:generator>
    <meta:document-statistic meta:table-count="0" meta:image-count="0" meta:object-count="0" meta:page-count="2" meta:paragraph-count="11" meta:word-count="418" meta:character-count="2560" meta:non-whitespace-character-count="2135"/>
  </office:meta>
</office:document-meta>
</file>